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en" fo:country="US" fo:font-weight="bold" officeooo:rsid="000aa6f2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language="en" fo:country="US" fo:font-weight="normal" officeooo:rsid="000aa6f2" style:font-weight-asian="normal" style:font-weight-complex="normal"/>
    </style:style>
    <style:style style:name="P3" style:family="paragraph" style:parent-style-name="Text_20_body">
      <style:text-properties fo:language="en" fo:country="US" fo:font-weight="normal" style:font-weight-asian="normal" style:font-weight-complex="normal"/>
    </style:style>
    <style:style style:name="P4" style:family="paragraph" style:parent-style-name="Text_20_body">
      <style:paragraph-properties fo:text-align="justify" style:justify-single-word="false"/>
      <style:text-properties fo:language="en" fo:country="US" fo:font-weight="normal" officeooo:rsid="000aa6f2" style:font-weight-asian="normal" style:font-weight-complex="normal"/>
    </style:style>
    <style:style style:name="P5" style:family="paragraph" style:parent-style-name="Text_20_body">
      <style:paragraph-properties fo:text-align="justify" style:justify-single-word="false"/>
      <style:text-properties fo:language="en" fo:country="US" fo:font-weight="normal" style:font-weight-asian="normal" style:font-weight-complex="normal"/>
    </style:style>
    <style:style style:name="P6" style:family="paragraph" style:parent-style-name="Text_20_body">
      <style:paragraph-properties fo:text-align="justify" style:justify-single-word="false"/>
      <style:text-properties fo:language="en" fo:country="US" fo:font-style="italic" fo:font-weight="normal" officeooo:rsid="000aa6f2" style:font-style-asian="italic" style:font-weight-asian="normal" style:font-style-complex="italic" style:font-weight-complex="normal"/>
    </style:style>
    <style:style style:name="P7" style:family="paragraph" style:parent-style-name="Text_20_body">
      <style:text-properties fo:font-weight="bold" style:font-weight-asian="bold" style:font-weight-complex="bold"/>
    </style:style>
    <style:style style:name="P8" style:family="paragraph" style:parent-style-name="Text_20_body">
      <style:text-properties fo:font-weight="normal" style:font-weight-asian="normal" style:font-weight-complex="normal"/>
    </style:style>
    <style:style style:name="P9" style:family="paragraph" style:parent-style-name="Text_20_body">
      <style:paragraph-properties fo:text-align="justify" style:justify-single-word="false"/>
      <style:text-properties fo:font-weight="normal" style:font-weight-asian="normal" style:font-weight-complex="normal"/>
    </style:style>
    <style:style style:name="P10" style:family="paragraph" style:parent-style-name="Text_20_body">
      <style:paragraph-properties style:writing-mode="lr-tb"/>
    </style:style>
    <style:style style:name="P11" style:family="paragraph" style:parent-style-name="Text_20_body">
      <style:paragraph-properties style:writing-mode="lr-tb"/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weight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text-underline-style="solid" style:text-underline-width="auto" style:text-underline-color="font-color"/>
    </style:style>
    <style:style style:name="T4" style:family="text">
      <style:text-properties fo:language="en" fo:country="US"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fo:language="en" fo:country="US" fo:font-weight="normal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bold"/>
    </style:style>
    <style:style style:name="T8" style:family="text">
      <style:text-properties officeooo:rsid="0011a63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S-LM model</text:p>
      <text:p text:style-name="P1"/>
      <text:p text:style-name="P4"><text:bookmark text:name="yui_3_17_2_1_1624022094844_2066"/>Assume that an economy is described by the following equations:</text:p>
      <text:p text:style-name="P10">\( \widehat{C}_t = 0.8*(1-\widehat{T}_t)*\widehat{Y}_t \)</text:p>
      <text:p text:style-name="P10">\( \widehat{T}_t = 0.25 \)</text:p>
      <text:p text:style-name="P10">\( \widehat{I}_t = 90 - 500*i_t\)</text:p>
      <text:p text:style-name="P10">\( \widehat{G}_t = 80\)</text:p>
      <text:p text:style-name="P10">\( \left( \frac{M_t}{P_t} \right)^d = 0.25*Y_t - 625*i_t\)</text:p>
      <text:p text:style-name="P10">\( i_t = 0.06\)<text:span text:style-name="T1"><text:line-break/></text:span>\( \widehat{X}_t = \widehat{IM}_t = 0\)</text:p>
      <text:p text:style-name="P10">Where \( \widehat{C}_t\) is the real consumption of households, \( \widehat{Y}_t\) is the real GDP, \( \widehat{T}_t\) are the taxes plus transfers, \( \widehat{I}_t\) is  the investment (Real Gross Capital Formation), \( i_t \) is the interest rate expressed in decimals (If \( i_t=0.06\) is equivalent to \(6\%\)), \( \widehat{G}_t\) is the public expenditure,  \( \left( \frac{M_t}{P_t} \right)^d\) is the real demand for money, \( \widehat{X}_t\) are the real exports and \( \widehat{IM}_t\) are the real imports. </text:p>
      <text:p text:style-name="P10"><text:bookmark text:name="yui_3_17_2_1_1624022094844_2067"/>Based on the previous information, indicate the IS curve, the LM curve and also calculate the real equilibrium GDP, the equilibrium interest rate and the equilibrium real demand for money.</text:p>
      <text:p text:style-name="P1">----</text:p>
      <text:p text:style-name="P6"><text:bookmark text:name="yui_3_17_2_1_1624022094844_2136"/>IS curve:</text:p>
      <text:p text:style-name="P10">Y = C + I + G</text:p>
      <text:p text:style-name="P10">Y= 0.8(1-t)Y + 90 - 500i + 80</text:p>
      <text:p text:style-name="P10">Y= 0.8(1-0.25)Y + 90 - 500i + 80</text:p>
      <text:p text:style-name="P10">Y= 0.6Y + 90 - 500i + 80</text:p>
      <text:p text:style-name="P10">Y= (170 - 500i)/0.4</text:p>
      <text:p text:style-name="P11">LM curve:</text:p>
      <text:p text:style-name="Text_20_body">i= 0.06</text:p>
      <text:p text:style-name="P11">Equilibrium interest rate:</text:p>
      <text:p text:style-name="P10">i= 0.06</text:p>
      <text:p text:style-name="P10">Equilibrium real GDP:</text:p>
      <text:p text:style-name="P10">Y = (170 - 500i*)/0.4</text:p>
      <text:p text:style-name="P10">Y = (170 -  500*0.06)/0.4</text:p>
      <text:p text:style-name="P10">Y = 350</text:p>
      <text:p text:style-name="P11">Equilibrium real demand for money</text:p>
      <text:p text:style-name="P10"><text:soft-page-break/>(M/P)d = 0.25Y* - 625i </text:p>
      <text:p text:style-name="P10">(M/P)d = 0.25*350 - 625*0.06</text:p>
      <text:p text:style-name="P10">(M/P)d = 50</text:p>
      <text:p text:style-name="P1"/>
      <text:p text:style-name="P1">Importance of the real GDP per-capita for companies</text:p>
      <text:p text:style-name="P1"/>
      <text:p text:style-name="P4"><text:bookmark text:name="yui_3_17_2_1_1624022313146_2041"/>Explain why the level of the real GDP per-capita is relevant and important for a colombian company and how it affects its macroeconomic environment.</text:p>
      <text:p text:style-name="P8">Observation: Be clear and precise in the explanation and please don’t include nonsense arguments</text:p>
      <text:p text:style-name="P1">----</text:p>
      <text:p text:style-name="P4">The real GDP per capita represents the average income of an economy. </text:p>
      <text:p text:style-name="P8">In that sense, a higher average income in Colombia means that individuals on average can consume more products where they come partly from the production generated by national companies. </text:p>
      <text:p text:style-name="P8">Therefore, Colombian companies will benefit from a higher level of real GDP per capita since households will demand more products on average.</text:p>
      <text:p text:style-name="P8"/>
      <text:p text:style-name="P7">Importance of the interest rate for companies</text:p>
      <text:p text:style-name="P4"><text:bookmark text:name="yui_3_17_2_1_1624022459147_2042"/>Explain why the interest rate, \( i_t \), fixed by the Central Bank of Colombia and included in the IS-LM model is relevant and important for a colombian company and how it affects its macroeconomic environment.</text:p>
      <text:p text:style-name="P8">Observation: Be clear and precise in the explanation and please don’t include nonsense arguments</text:p>
      <text:p text:style-name="P2">----</text:p>
      <text:p text:style-name="P4">The interest rate fixed by the Central Bank of Colombia ends up affecting all the interest rates of the economy. </text:p>
      <text:p text:style-name="Text_20_body">In particular it affects the investment decisions of the companies in Colombia and also the consumption of the households where they buy products from these companies.</text:p>
      <text:p text:style-name="Text_20_body">Finally it affects in an indirect way, throught Investment (Gross Capital Formation), the GDP that is the aggregate value that  companies generate.</text:p>
      <text:p text:style-name="Text_20_body"/>
      <text:p text:style-name="P7">Importance of a low level of inflation for companies</text:p>
      <text:p text:style-name="P4"><text:bookmark text:name="yui_3_17_2_1_1624022618189_2040"/>Explain why a low and stable level of inflation is relevant and important for a colombian company and how it affects its macroeconomic environment.</text:p>
      <text:p text:style-name="P8">Observation: Be clear and precise in the explanation and please don’t include nonsense arguments</text:p>
      <text:p text:style-name="P8">----</text:p>
      <text:p text:style-name="P8"><text:soft-page-break/>For a colombian company it is important to have an economic environment characterized by a low and stable inflation because the purchasing power of consumers’ money is preserved, allowing more products to be purchased from companies. </text:p>
      <text:p text:style-name="Text_20_body">Also resources by a company can be managed more efficiently since the prices of raw materials and inputs are more predictable, making it easier to plan future production. </text:p>
      <text:p text:style-name="Text_20_body">Finally an environment with low and stable inflation allows government institutions to adopt better policies that particularly benefit colombian companies.</text:p>
      <text:p text:style-name="P7"/>
      <text:p text:style-name="P7">Banrep report to Congress July 2020 labor market and inflation</text:p>
      <text:p text:style-name="P8"><text:bookmark text:name="yui_3_17_2_1_1624022680059_2051"/>Based on the Report of the Board of Directors to the Congress of the Republic (July 2020), point out in general terms:</text:p>
      <text:p text:style-name="P9">- <text:span text:style-name="T2">What was the forecast that the central bank had regarding the behavior of the unemployment rate for 2020?</text:span></text:p>
      <text:p text:style-name="P5">- What did the central bank expect to happen at the end of 2020 in relation to annual inflation?</text:p>
      <text:p text:style-name="P7">----</text:p>
      <text:p text:style-name="P8"><text:bookmark text:name="yui_3_17_2_1_1624022680059_2080"/>- The central bank estimated that the unemployment rate would probably be between 16.5% and 19.0% on average for all the year 2020. </text:p>
      <text:p text:style-name="P8"><text:bookmark text:name="yui_3_17_2_1_1624022680059_2094"/>- The central bank expected annual inflation at the end of the year to be between 1% and 2%.</text:p>
      <text:p text:style-name="P7"/>
      <text:p text:style-name="P7">Banrep report to Congress July 2020 economic activity</text:p>
      <text:p text:style-name="P8"><text:bookmark text:name="yui_3_17_2_1_1624022888029_2059"/>Based on the Report of the Board of Directors to the Congress of the Republic (July 2020), point out in general terms:</text:p>
      <text:p text:style-name="P8">- <text:span text:style-name="T2">What were the components of the macroeconomic identity that were most affected by a decline in its annual growth because of the Covid-19 pandemic situation?</text:span></text:p>
      <text:p text:style-name="P3">- What was the branch of economic activity that was really <text:span text:style-name="T6">not</text:span> affected by a decline in its annual growth because of the Covid-19 pandemic situation?</text:p>
      <text:p text:style-name="P3">----</text:p>
      <text:p text:style-name="P3"><text:bookmark text:name="yui_3_17_2_1_1624022888029_2158"/>- Regarding the components of the macroeconomic identity, exports and investment (gross capital formation) suffered a pronounced deterioration as their annual growth decreased by -5.8% and -2.1%respectively in the first quarter of 2020.</text:p>
      <text:p text:style-name="Text_20_body"><text:span text:style-name="T5">- The branch of economic activity that was </text:span><text:span text:style-name="T4">not</text:span><text:span text:style-name="T5"> affected by a decline in its annual growth because of the Covid-19 pandemic situation was Agri-business, Forestry, Hunting, and Fishing were its annual growth was 7.9% in the first quarter of 2020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1T18:34:26.959522873</meta:creation-date>
    <dc:date>2021-06-18T08:29:32.177582614</dc:date>
    <meta:editing-duration>PT29M16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3" meta:paragraph-count="64" meta:word-count="876" meta:character-count="5291" meta:non-whitespace-character-count="4467"/>
  </office:meta>
</office:document-meta>
</file>